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84mm"/>
    </style:style>
    <style:style style:name="co2" style:family="table-column">
      <style:table-column-properties fo:break-before="auto" style:column-width="77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4.31mm"/>
    </style:style>
    <style:style style:name="co5" style:family="table-column">
      <style:table-column-properties fo:break-before="auto" style:column-width="85.58mm"/>
    </style:style>
    <style:style style:name="co6" style:family="table-column">
      <style:table-column-properties fo:break-before="auto" style:column-width="63.4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18.91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9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fefff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fdfdf" fo:border="0.06pt solid #000000"/>
    </style:style>
    <style:style style:name="ce6" style:family="table-cell" style:parent-style-name="Default">
      <style:table-cell-properties fo:background-color="#ffffe0" fo:border="0.06pt solid #000000"/>
    </style:style>
    <style:style style:name="ce7" style:family="table-cell" style:parent-style-name="Default">
      <style:table-cell-properties fo:background-color="#ffffe0" fo:wrap-option="wrap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atos" table:style-name="ta1">
        <table:table-column table:style-name="co1" table:default-cell-style-name="ce4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Equipo X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Persona 1</text:p>
          </table:table-cell>
          <table:table-cell table:style-name="ce2" office:value-type="string" calcext:value-type="string">
            <text:p>Persona 2</text:p>
          </table:table-cell>
          <table:table-cell table:style-name="ce2" office:value-type="string" calcext:value-type="string">
            <text:p>Persona 3</text:p>
          </table:table-cell>
          <table:table-cell table:style-name="ce2" office:value-type="string" calcext:value-type="string">
            <text:p>Persona 4</text:p>
          </table:table-cell>
          <table:table-cell table:style-name="ce2" office:value-type="string" calcext:value-type="string">
            <text:p>Persona 5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Semanas del 15-FEB y 22-FEB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del 29-FEB y 7-MAR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del 14-MAR, 21-MAR y 4-ABR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del 11-ABR y 18-ABR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del 25-ABR y 2-MAY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del 9-MAY, 16-MAY y 23-MAY</text:p>
          </table:table-cell>
          <table:table-cell table:style-name="ce5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5" table:formula="of:=SUM([.B4];[.B7];[.B10];[.B13];[.B16];[.B19])" office:value-type="float" office:value="0" calcext:value-type="float">
            <text:p>0</text:p>
          </table:table-cell>
          <table:table-cell table:style-name="ce5" table:formula="of:=SUM([.C4];[.C7];[.C10];[.C13];[.C16];[.C19])" office:value-type="float" office:value="0" calcext:value-type="float">
            <text:p>0</text:p>
          </table:table-cell>
          <table:table-cell table:style-name="ce5" table:formula="of:=SUM([.D4];[.D7];[.D10];[.D13];[.D16];[.D19])" office:value-type="float" office:value="0" calcext:value-type="float">
            <text:p>0</text:p>
          </table:table-cell>
          <table:table-cell table:style-name="ce5" table:formula="of:=SUM([.E4];[.E7];[.E10];[.E13];[.E16];[.E19])" office:value-type="float" office:value="0" calcext:value-type="float">
            <text:p>0</text:p>
          </table:table-cell>
          <table:table-cell table:style-name="ce5" table:formula="of:=SUM([.F4];[.F7];[.F10];[.F13];[.F16];[.F19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4" table:default-cell-style-name="ce4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Equipo 0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Andrés </text:p>
          </table:table-cell>
          <table:table-cell table:style-name="ce2" office:value-type="string" calcext:value-type="string">
            <text:p>Beatriz</text:p>
          </table:table-cell>
          <table:table-cell table:style-name="ce2" office:value-type="string" calcext:value-type="string">
            <text:p>Cosme</text:p>
          </table:table-cell>
          <table:table-cell table:style-name="ce2" office:value-type="string" calcext:value-type="string">
            <text:p>Daniela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Semanas del 15-FEB y 22-FEB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,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escripción trabajo</text:p>
          </table:table-cell>
          <table:table-cell table:style-name="ce7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7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7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anas del 29-FEB y 7-MAR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escripción trabajo</text:p>
          </table:table-cell>
          <table:table-cell table:number-columns-repeated="4" table:style-name="ce7" office:value-type="string" calcext:value-type="string">
            <text:p>...</text:p>
          </table:table-cell>
          <table:table-cell table:number-columns-repeated="1019"/>
        </table:table-row>
        <table:table-row table:style-name="ro5">
          <table:table-cell table:style-name="ce9" office:value-type="string" calcext:value-type="string">
            <text:p>...</text:p>
          </table:table-cell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3P0"/>
    </number:number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7P2" style:volatile="true">
      <loext:fill-character> </loext:fill-character>
      <number:text>-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1P2" style:volatile="true">
      <loext:fill-character> </loext:fill-character>
      <number:text>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Pts</number:text>
    </number:number-style>
    <number:number-style style:name="N161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Pts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Pts</number:text>
    </number:number-style>
    <number:number-style style:name="N164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Pts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5P0"/>
    </number:number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9P2" style:volatile="true">
      <loext:fill-character> </loext:fill-character>
      <number:text>- Pts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year number:style="long"/>
    </number:dat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0:00:06.487786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2-19">00/00/0000</text:date></text:span><text:span text:style-name="MT1"> - </text:span><text:span text:style-name="MT1"><text:time style:data-style-name="N2" text:time-value="10:00:06.496020179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2-19">00/00/0000</text:date></text:span><text:span text:style-name="MT1"> - </text:span><text:span text:style-name="MT1"><text:time style:data-style-name="N2" text:time-value="10:00:06.499287236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55S</meta:editing-duration>
    <meta:editing-cycles>31</meta:editing-cycles>
    <meta:generator>LibreOffice/5.0.5.2$Linux_X86_64 LibreOffice_project/00m0$Build-2</meta:generator>
    <dc:date>2016-02-19T10:03:30.698157586</dc:date>
    <dc:creator>Rubén Béjar</dc:creator>
    <meta:document-statistic meta:table-count="2" meta:cell-count="61" meta:object-count="0"/>
    <meta:user-defined meta:name="Info 1"/>
    <meta:user-defined meta:name="Info 2"/>
    <meta:user-defined meta:name="Info 3"/>
    <meta:user-defined meta:name="Info 4"/>
  </office:meta>
</office:document-meta>
</file>